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Cambria Math" svg:font-family="'Cambria Math'"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Cambria Math1" svg:font-family="'Cambria Math'" style:font-family-generic="system" style:font-pitch="variable"/>
    <style:font-face style:name="Courier New" svg:font-family="'Courier New'" style:font-family-generic="system" style:font-pitch="variable"/>
    <style:font-face style:name="F" svg:font-family="F"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5.921cm" fo:margin-left="-0.381cm" fo:margin-top="0cm" fo:margin-bottom="0cm" table:align="left" style:writing-mode="lr-tb"/>
    </style:style>
    <style:style style:name="Tabla1.A" style:family="table-column">
      <style:table-column-properties style:column-width="15.921cm"/>
    </style:style>
    <style:style style:name="Tabla1.1" style:family="table-row">
      <style:table-row-properties style:keep-together="true" fo:keep-together="auto"/>
    </style:style>
    <style:style style:name="Tabla1.A1" style:family="table-cell">
      <style:table-cell-properties fo:padding-left="0.191cm" fo:padding-right="0.191cm" fo:padding-top="0cm" fo:padding-bottom="0cm" fo:border="none"/>
    </style:style>
    <style:style style:name="P1" style:family="paragraph" style:parent-style-name="Standard">
      <style:paragraph-properties>
        <style:tab-stops>
          <style:tab-stop style:position="0.501cm"/>
        </style:tab-stops>
      </style:paragraph-properties>
    </style:style>
    <style:style style:name="P2" style:family="paragraph" style:parent-style-name="Standard">
      <style:text-properties style:font-name="Calibri Light" style:font-name-complex="Calibri Light1"/>
    </style:style>
    <style:style style:name="P3" style:family="paragraph" style:parent-style-name="Standard">
      <style:paragraph-properties>
        <style:tab-stops>
          <style:tab-stop style:position="0.501cm"/>
        </style:tab-stops>
      </style:paragraph-properties>
      <style:text-properties style:font-name="Calibri Light" style:font-name-complex="Calibri Light1"/>
    </style:style>
    <style:style style:name="P4" style:family="paragraph" style:parent-style-name="Standard">
      <style:text-properties style:font-name="Calibri Light" fo:language="en" fo:country="US" style:font-name-complex="Calibri Light1"/>
    </style:style>
    <style:style style:name="P5" style:family="paragraph" style:parent-style-name="Standard">
      <style:paragraph-properties fo:margin-top="0.212cm" fo:margin-bottom="0.212cm">
        <style:tab-stops>
          <style:tab-stop style:position="0.501cm"/>
        </style:tab-stops>
      </style:paragraph-properties>
    </style:style>
    <style:style style:name="P6" style:family="paragraph" style:parent-style-name="Standard">
      <style:paragraph-properties fo:margin-top="0.212cm" fo:margin-bottom="0.282cm" fo:line-height="108%" fo:text-align="start" style:justify-single-word="false"/>
    </style:style>
    <style:style style:name="P7" style:family="paragraph" style:parent-style-name="Heading_20_1">
      <style:paragraph-properties fo:margin-top="0cm" fo:margin-bottom="0.423cm"/>
    </style:style>
    <style:style style:name="P8" style:family="paragraph" style:parent-style-name="Heading_20_1">
      <style:paragraph-properties fo:margin-top="0cm" fo:margin-bottom="0.423cm">
        <style:tab-stops>
          <style:tab-stop style:position="0.501cm"/>
        </style:tab-stops>
      </style:paragraph-properties>
    </style:style>
    <style:style style:name="P9" style:family="paragraph" style:parent-style-name="Heading_20_1" style:master-page-name="Standard">
      <style:paragraph-properties fo:margin-top="0cm" fo:margin-bottom="0.423cm" style:page-number="auto"/>
    </style:style>
    <style:style style:name="P10" style:family="paragraph" style:parent-style-name="Heading_20_1">
      <style:paragraph-properties fo:margin-top="0cm" fo:margin-bottom="0.423cm" fo:padding-left="0.141cm" fo:padding-right="0.141cm" fo:padding-top="0.035cm" fo:padding-bottom="0.035cm" fo:border-left="0.035cm solid #00000a" fo:border-right="0.035cm solid #00000a" fo:border-top="0.035cm solid #00000a" fo:border-bottom="0.018cm solid #00000a">
        <style:tab-stops>
          <style:tab-stop style:position="0.501cm"/>
        </style:tab-stops>
      </style:paragraph-properties>
    </style:style>
    <style:style style:name="P11" style:family="paragraph" style:parent-style-name="Heading_20_1" style:master-page-name="Converted1">
      <style:paragraph-properties fo:margin-top="0cm" fo:margin-bottom="0.423cm" style:page-number="auto">
        <style:tab-stops>
          <style:tab-stop style:position="0.501cm"/>
        </style:tab-stops>
      </style:paragraph-properties>
    </style:style>
    <style:style style:name="P12" style:family="paragraph" style:parent-style-name="Heading_20_1" style:master-page-name="Converted2">
      <style:paragraph-properties fo:margin-top="0cm" fo:margin-bottom="0.423cm" style:page-number="auto">
        <style:tab-stops>
          <style:tab-stop style:position="0.501cm"/>
        </style:tab-stops>
      </style:paragraph-properties>
    </style:style>
    <style:style style:name="P13" style:family="paragraph" style:parent-style-name="Heading_20_1" style:master-page-name="Converted3">
      <style:paragraph-properties fo:margin-top="0cm" fo:margin-bottom="0.423cm" style:page-number="auto">
        <style:tab-stops>
          <style:tab-stop style:position="0.501cm"/>
        </style:tab-stops>
      </style:paragraph-properties>
    </style:style>
    <style:style style:name="P14" style:family="paragraph" style:parent-style-name="Heading_20_1" style:master-page-name="Converted4">
      <style:paragraph-properties fo:margin-top="0cm" fo:margin-bottom="0.423cm" style:page-number="auto">
        <style:tab-stops>
          <style:tab-stop style:position="0.501cm"/>
        </style:tab-stops>
      </style:paragraph-properties>
    </style:style>
    <style:style style:name="T1" style:family="text">
      <style:text-properties fo:font-size="26pt" style:font-size-asian="26pt" style:font-size-complex="26pt"/>
    </style:style>
    <style:style style:name="T2" style:family="text">
      <style:text-properties fo:font-weight="bold" style:font-weight-asian="bold" style:font-weight-complex="bold"/>
    </style:style>
    <style:style style:name="T3" style:family="text">
      <style:text-properties style:font-name="Calibri Light" style:font-name-asian="Calibri Light1" style:font-name-complex="Calibri Light1"/>
    </style:style>
    <style:style style:name="T4" style:family="text">
      <style:text-properties style:font-name="Calibri Light" fo:font-weight="bold" style:font-name-asian="Calibri Light1" style:font-weight-asian="bold" style:font-name-complex="Calibri Light1" style:font-weight-complex="bold"/>
    </style:style>
    <style:style style:name="T5" style:family="text">
      <style:text-properties style:font-name="Calibri Light" fo:font-weight="bold" style:font-weight-asian="bold" style:font-name-complex="F" style:font-weight-complex="bold"/>
    </style:style>
    <style:style style:name="T6" style:family="text">
      <style:text-properties style:font-name="Calibri Light" fo:font-weight="bold" style:font-weight-asian="bold" style:font-name-complex="Calibri Light1"/>
    </style:style>
    <style:style style:name="T7" style:family="text">
      <style:text-properties style:font-name="Calibri Light" style:font-name-complex="Calibri Light1"/>
    </style:style>
    <style:style style:name="T8" style:family="text">
      <style:text-properties style:font-name="Calibri Light" style:text-underline-style="solid" style:text-underline-width="auto" style:text-underline-color="font-color" fo:font-weight="bold" style:font-weight-asian="bold" style:font-name-complex="Calibri Light1"/>
    </style:style>
    <style:style style:name="T9" style:family="text">
      <style:text-properties style:font-name="Calibri Light" style:text-underline-style="solid" style:text-underline-width="auto" style:text-underline-color="font-color" fo:font-weight="bold" style:font-weight-asian="bold" style:font-name-complex="F" style:font-weight-complex="bold"/>
    </style:style>
    <style:style style:name="T10" style:family="text">
      <style:text-properties style:font-name="Calibri Light" style:font-name-complex="F"/>
    </style:style>
    <style:style style:name="T11" style:family="text">
      <style:text-properties style:font-name-complex="Calibri Light1"/>
    </style:style>
    <style:style style:name="T12" style:family="text">
      <style:text-properties style:font-name="Cambria Math" style:font-name-complex="Cambria Math1"/>
    </style:style>
    <style:style style:name="T13" style:family="text">
      <style:text-properties fo:language="en" fo:country="US"/>
    </style:style>
    <style:style style:name="T14" style:family="text">
      <style:text-properties fo:language="en" fo:country="US" style:font-name-complex="Calibri Ligh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560457489731100911" text:style-name="Outline">
        <text:list-item>
          <text:h text:style-name="P9" text:outline-level="1"><text:bookmark text:name="_GoBack"/><text:span text:style-name="T1">Requirements – Student #5</text:span></text:h>
        </text:list-item>
      </text:list>
      <text:p text:style-name="Standard">Please, fill in the following form, make sure that you have ticked the requirements that you consider fulfilled, save this document, <text:span text:style-name="T2">and attach it in its original format (.docx)</text:span> to every deliverable. Regarding your ID, please keep only four random digits and mask the others using an asterisk. <text:span text:style-name="T2">Please</text:span><text:span text:style-name="T4">, note that this document must be edited with the desktop version of Word since the web version does not properly support forms.</text:span><text:span text:style-name="T3"> </text:span>Attaching this document entails that you are the authors of the work delivered, you have not cheated in any way, and you have read and understood the information delivered regarding the subject, with a special emphasis on the methodological guidelines and how your work is going to be graded. Make sure that your project works well with the latest version of the development framework.</text:p>
      <text:p text:style-name="Standard"/>
      <table:table table:name="Tabla1" table:style-name="Tabla1">
        <table:table-column table:style-name="Tabla1.A"/>
        <table:table-row table:style-name="Tabla1.1">
          <table:table-cell table:style-name="Tabla1.A1" office:value-type="string">
            <text:p text:style-name="No_20_Spacing"><text:span text:style-name="T8">Group:</text:span><text:span text:style-name="T7"> <text:tab/><text:tab/> C1.066</text:span></text:p>
          </table:table-cell>
        </table:table-row>
        <table:table-row table:style-name="Tabla1.1">
          <table:table-cell table:style-name="Tabla1.A1" office:value-type="string">
            <text:p text:style-name="No_20_Spacing"><text:span text:style-name="T9">Repository:</text:span><text:span text:style-name="T10"> </text:span><text:span text:style-name="T7"><text:tab/></text:span><text:span text:style-name="T10"> https://github.com/mquirosq/DP2-C1.066</text:span></text:p>
          </table:table-cell>
        </table:table-row>
        <table:table-row table:style-name="Tabla1.1">
          <table:table-cell table:style-name="Tabla1.A1" office:value-type="string">
            <text:p text:style-name="P5"><text:span text:style-name="T8">Student #2</text:span></text:p>
            <text:p text:style-name="No_20_Spacing"><text:span text:style-name="T5">ID Number:</text:span><text:span text:style-name="T7"><text:tab/></text:span><text:span text:style-name="T10"> XXXX8043X</text:span></text:p>
            <text:p text:style-name="No_20_Spacing"><text:span text:style-name="T6">UVUS: <text:tab/><text:tab/></text:span><text:span text:style-name="T7"> DPC6046</text:span></text:p>
            <text:p text:style-name="No_20_Spacing"><text:span text:style-name="T6">Name:<text:tab/></text:span><text:span text:style-name="T7"><text:tab/> Parody Quirós, Alejandro <text:s/></text:span></text:p>
            <text:p text:style-name="No_20_Spacing"><text:span text:style-name="T6">Roles:<text:tab/></text:span><text:span text:style-name="T7"><text:tab/> developer, tester <text:s text:c="2"/></text:span></text:p>
          </table:table-cell>
        </table:table-row>
        <table:table-row table:style-name="Tabla1.1">
          <table:table-cell table:style-name="Tabla1.A1" office:value-type="string">
            <text:p text:style-name="No_20_Spacing"><text:span text:style-name="T8">Date:</text:span><text:span text:style-name="T7"> <text:tab/><text:tab/>02-20-2025 <text:s/></text:span></text:p>
          </table:table-cell>
        </table:table-row>
      </table:table>
      <text:list xml:id="list43856350" text:continue-numbering="true" text:style-name="Outline">
        <text:list-item>
          <text:h text:style-name="P7" text:outline-level="1"><text:span text:style-name="T11">MANDATORY <text:line-break/>Deliverable D01: introduction</text:span></text:h>
        </text:list-item>
        <text:list-item>
          <text:h text:style-name="Heading_20_2" text:outline-level="2"><text:span text:style-name="T11">Information requirements</text:span></text:h>
        </text:list-item>
      </text:list>
      <text:p text:style-name="P1"><text:span text:style-name="T7">Intentionally blank.</text:span></text:p>
      <text:list xml:id="list43857285" text:continue-numbering="true" text:style-name="Outline">
        <text:list-item>
          <text:h text:style-name="Heading_20_2" text:outline-level="2"><text:span text:style-name="T11">Functional requirements</text:span></text:h>
        </text:list-item>
      </text:list>
      <text:h text:style-name="Requirement_20_-_20_Header" text:outline-level="1">Modify the anonymous menu so that it shows an option that takes the browser to the home page of your favourite web site. The title must read as follows: “<text:span text:style-name="T12">〈</text:span>id-number<text:span text:style-name="T12">〉</text:span>: <text:span text:style-name="T12">〈</text:span>surname<text:span text:style-name="T12">〉</text:span>, <text:span text:style-name="T12">〈</text:span>name<text:span text:style-name="T12">〉</text:span>”, where “<text:span text:style-name="T12">〈</text:span>id-number<text:span text:style-name="T12">〉</text:span>” denotes your DNI, NIE, or passport number, “<text:span text:style-name="T12">〈</text:span>surname<text:span text:style-name="T12">〉</text:span>” denotes your surname/s, and “<text:span text:style-name="T12">〈</text:span>name<text:span text:style-name="T12">〉</text:span>” denotes your name/s.</text:h>
      <text:p text:style-name="Comment_20_-_20_Grader"><text:s text:c="7"/>X</text:p>
      <text:list xml:id="list43845524" text:continue-numbering="true" text:style-name="Outline">
        <text:list-item>
          <text:h text:style-name="Heading_20_2" text:outline-level="2"><text:span text:style-name="T11">Non-functional requirements</text:span></text:h>
        </text:list-item>
      </text:list>
      <text:p text:style-name="Standard"><text:span text:style-name="T7">Intentionally blank.</text:span></text:p>
      <text:list xml:id="list43840855" text:continue-numbering="true" text:style-name="Outline">
        <text:list-item>
          <text:h text:style-name="Heading_20_2" text:outline-level="2"><text:span text:style-name="T11">Testing requirements</text:span></text:h>
        </text:list-item>
      </text:list>
      <text:p text:style-name="Standard"><text:span text:style-name="T7">Intentionally blank.</text:span></text:p>
      <text:list xml:id="list43831167" text:continue-numbering="true" text:style-name="Outline">
        <text:list-item>
          <text:h text:style-name="Heading_20_2" text:outline-level="2"><text:span text:style-name="T11">Managerial requirements</text:span></text:h>
        </text:list-item>
      </text:list>
      <text:h text:style-name="Requirement_20_-_20_Header" text:outline-level="1">Provide a link to your planning dashboard in GitHub to review the tasks, their current status, and your schedule. <text:s/></text:h>
      <text:p text:style-name="Comment_20_-_20_Grader"><text:s text:c="7"/>X</text:p>
      <text:p text:style-name="P2"/>
      <text:p text:style-name="P4"/>
      <text:list xml:id="list43854112" text:continue-numbering="true" text:style-name="Outline">
        <text:list-item>
          <text:h text:style-name="P11" text:outline-level="1"><text:span text:style-name="T11">MANDATORY <text:line-break/></text:span><text:span text:style-name="T14">Deliverable D02: data models</text:span></text:h>
        </text:list-item>
        <text:list-item>
          <text:h text:style-name="Heading_20_2" text:outline-level="2"><text:span text:style-name="T14">Information requirements</text:span></text:h>
        </text:list-item>
      </text:list>
      <text:h text:style-name="Requirement_20_-_20_Header" text:outline-level="1">The<text:span text:style-name="T2"> technicians</text:span> care of aircraft maintenance by conducting regular inspections, performing repairs, and carrying out other maintenance tasks. The system must store the following data about them: a <text:span text:style-name="T2">license number</text:span> (unique, pattern "^[A-Z]{2-3}\d{6}$"), a <text:span text:style-name="T2">phone number</text:span> (pattern "^\+?\d{6,15}$"), their <text:span text:style-name="T2">specialisation </text:span>(up to 50 characters), whether they have passed their <text:span text:style-name="T2">annual health test</text:span> or not, and their <text:span text:style-name="T2">years of experience</text:span>. <text:s/>Optionally, the system may store their <text:span text:style-name="T2">certifications</text:span> (up to 255 characters). <text:s/></text:h>
      <text:p text:style-name="Comment_20_-_20_Grader"><text:s text:c="6"/>x</text:p>
      <text:h text:style-name="Requirement_20_-_20_Header" text:outline-level="1"><text:bookmark-start text:name="OLE_LINK1"/><text:span text:style-name="T2">Maintenance records</text:span> are comprehensive records of activities performed on a given <text:span text:style-name="T2">aircraft</text:span> throughout its operational life. The system must store the following data about them: the <text:span text:style-name="T2">moment </text:span>when a maintenance takes place, its <text:span text:style-name="T2">status</text:span> ("PENDING", "IN PROGRESS", "COMPLETED"), the next <text:span text:style-name="T2">inspection due date</text:span>, an estimated cost, and some optional <text:span text:style-name="T2">notes</text:span> (up to 255 characters). <text:s/><text:bookmark-end text:name="OLE_LINK1"/></text:h>
      <text:p text:style-name="Comment_20_-_20_Grader"><text:s text:c="8"/>x</text:p>
      <text:h text:style-name="Requirement_20_-_20_Header" text:outline-level="1"><text:span text:style-name="T2">Maintenance records</text:span> rely on <text:span text:style-name="T2">tasks</text:span>. A task is a specific predefined operational duty carried out by a <text:span text:style-name="T2">technician </text:span>on <text:span text:style-name="T2">aircrafts</text:span>. <text:s/>The system must store the following data about tasks: their <text:span text:style-name="T2">type</text:span> ("MAINTENANCE", "INSPECTION", "REPAIR", "SYSTEM CHECK"), a <text:span text:style-name="T2">description</text:span> (limited to 255 characters), a <text:span text:style-name="T2">priority</text:span> (ranging from 0 to 10), and an <text:span text:style-name="T2">estimated duration</text:span> (in hours). <text:s/></text:h>
      <text:p text:style-name="Comment_20_-_20_Grader"><text:bookmark-start text:name="_Hlk157677981"/><text:s text:c="6"/>x <text:bookmark-end text:name="_Hlk157677981"/></text:p>
      <text:list xml:id="list43855006" text:continue-numbering="true" text:style-name="Outline">
        <text:list-item>
          <text:h text:style-name="Heading_20_2" text:outline-level="2"><text:span text:style-name="T11">Functional requirements</text:span></text:h>
        </text:list-item>
      </text:list>
      <text:p text:style-name="P1"><text:span text:style-name="T7">Intentionally blank.</text:span></text:p>
      <text:list xml:id="list43833073" text:continue-numbering="true" text:style-name="Outline">
        <text:list-item>
          <text:h text:style-name="Heading_20_2" text:outline-level="2"><text:span text:style-name="T11">Non-functional requirements</text:span></text:h>
        </text:list-item>
      </text:list>
      <text:p text:style-name="P1"><text:span text:style-name="T7">Intentionally blank.</text:span></text:p>
      <text:p text:style-name="P3"/>
      <text:p text:style-name="P3"/>
      <text:p text:style-name="P3"/>
      <text:list xml:id="list43861952" text:continue-numbering="true" text:style-name="Outline">
        <text:list-item>
          <text:h text:style-name="Heading_20_2" text:outline-level="2"><text:span text:style-name="T11">Testing requirements</text:span></text:h>
        </text:list-item>
      </text:list>
      <text:h text:style-name="Requirement_20_-_20_Header" text:outline-level="1">Produce assorted sample data to test your application informally. <text:s/>The data must include two <text:span text:style-name="T2">technician</text:span> accounts with credentials “<text:span text:style-name="T2">technician1</text:span>/<text:span text:style-name="T2"> technician1</text:span>” and “<text:span text:style-name="T2">technician2</text:span>/<text:span text:style-name="T2"> </text:span><text:soft-page-break/><text:span text:style-name="T2">technician2</text:span>”. <text:s/>Create an additional technician account with credentials “<text:bookmark-start text:name="_Hlk188279852"/><text:span text:style-name="T2">technician</text:span><text:bookmark-end text:name="_Hlk188279852"/><text:span text:style-name="T2">3/ technician3” </text:span>that represents a technician with no data, but his or her profile.   </text:h>
      <text:p text:style-name="Comment_20_-_20_Grader"><text:s text:c="4"/>x</text:p>
      <text:list xml:id="list43858800" text:continue-numbering="true" text:style-name="Outline">
        <text:list-item>
          <text:h text:style-name="Heading_20_2" text:outline-level="2"><text:span text:style-name="T11">Managerial requirements</text:span></text:h>
        </text:list-item>
      </text:list>
      <text:h text:style-name="Requirement_20_-_20_Header" text:outline-level="1">Provide a link to your planning dashboard in GitHub to review the tasks, their current status, and your schedule. <text:s/></text:h>
      <text:p text:style-name="Comment_20_-_20_Grader"><text:s text:c="7"/>x</text:p>
      <text:p text:style-name="P2"/>
      <text:list xml:id="list43847099" text:continue-numbering="true" text:style-name="Outline">
        <text:list-item>
          <text:h text:style-name="P10" text:outline-level="1"><text:span text:style-name="T11">MANDATORY <text:line-break/>Deliverable D03: implementing features</text:span></text:h>
        </text:list-item>
        <text:list-item>
          <text:h text:style-name="Heading_20_2" text:outline-level="2"><text:span text:style-name="T11">Information requirements</text:span></text:h>
        </text:list-item>
      </text:list>
      <text:p text:style-name="P1"><text:span text:style-name="T7">Intentionally blank.</text:span></text:p>
      <text:list xml:id="list43831225" text:continue-numbering="true" text:style-name="Outline">
        <text:list-item>
          <text:h text:style-name="Heading_20_2" text:outline-level="2"><text:span text:style-name="T11">Functional requirements</text:span></text:h>
        </text:list-item>
      </text:list>
      <text:h text:style-name="Requirement_20_-_20_Header" text:outline-level="1">Operations by <text:span text:style-name="T2">technicians</text:span> on <text:span text:style-name="T2">maintenance records</text:span>:</text:h>
      <text:p text:style-name="Requirement_20_-_20_Body">List their maintenance records.</text:p>
      <text:p text:style-name="Requirement_20_-_20_Body">Show the details of the maintenance records, including the tasks involved.</text:p>
      <text:p text:style-name="Requirement_20_-_20_Body">Create, update, and publish maintenance records. Please, note that to publish a maintenance record, it cannot have any unpublished tasks and should have at least one published task.</text:p>
      <text:p text:style-name="Comment_20_-_20_Grader"><text:s text:c="8"/>x</text:p>
      <text:h text:style-name="Requirement_20_-_20_Header" text:outline-level="1">Operations by <text:span text:style-name="T2">technicians </text:span>on <text:span text:style-name="T2">tasks</text:span>:</text:h>
      <text:p text:style-name="Requirement_20_-_20_Body">List their tasks and show their details.</text:p>
      <text:p text:style-name="Requirement_20_-_20_Body">Create, update, delete, and publish tasks. <text:s/>Note that published tasks cannot be updated or deleted.</text:p>
      <text:p text:style-name="Comment_20_-_20_Grader"><text:s text:c="8"/>x</text:p>
      <text:list xml:id="list43834456" text:continue-numbering="true" text:style-name="Outline">
        <text:list-item>
          <text:h text:style-name="Heading_20_2" text:outline-level="2"><text:span text:style-name="T11">Non-functional requirements</text:span></text:h>
        </text:list-item>
      </text:list>
      <text:p text:style-name="P1"><text:span text:style-name="T7">Intentionally blank.</text:span></text:p>
      <text:list xml:id="list43845414" text:continue-numbering="true" text:style-name="Outline">
        <text:list-item>
          <text:h text:style-name="Heading_20_2" text:outline-level="2"><text:span text:style-name="T11">Testing requirements</text:span></text:h>
        </text:list-item>
      </text:list>
      <text:p text:style-name="Standard"><text:span text:style-name="T7">Intentionally blank.</text:span></text:p>
      <text:list xml:id="list43842413" text:continue-numbering="true" text:style-name="Outline">
        <text:list-item>
          <text:h text:style-name="Heading_20_2" text:outline-level="2"><text:span text:style-name="T11">Managerial requirements</text:span></text:h>
        </text:list-item>
      </text:list>
      <text:h text:style-name="Requirement_20_-_20_Header" text:outline-level="1">Provide a link to your planning dashboard in GitHub to review the tasks, their current status, and your schedule. <text:s/></text:h>
      <text:p text:style-name="Comment_20_-_20_Grader"><text:s text:c="7"/>x</text:p>
      <text:list xml:id="list43863155" text:continue-numbering="true" text:style-name="Outline">
        <text:list-item>
          <text:h text:style-name="P8" text:outline-level="1"><text:span text:style-name="T11">MANDATORY <text:line-break/>Deliverable D04: formal testing</text:span></text:h>
        </text:list-item>
        <text:list-item>
          <text:h text:style-name="Heading_20_2" text:outline-level="2"><text:span text:style-name="T11">Information requirements</text:span></text:h>
        </text:list-item>
      </text:list>
      <text:h text:style-name="Requirement_20_-_20_Header" text:outline-level="1">Create appropriate indices for your entities, if required. <text:s/></text:h>
      <text:p text:style-name="Comment_20_-_20_Grader"><text:s text:c="7"/>x</text:p>
      <text:list xml:id="list43838467" text:continue-numbering="true" text:style-name="Outline">
        <text:list-item>
          <text:h text:style-name="Heading_20_2" text:outline-level="2"><text:span text:style-name="T11">Functional requirements</text:span></text:h>
        </text:list-item>
      </text:list>
      <text:p text:style-name="Standard"><text:span text:style-name="T7">Intentionally blank.</text:span></text:p>
      <text:list xml:id="list43860183" text:continue-numbering="true" text:style-name="Outline">
        <text:list-item>
          <text:h text:style-name="Heading_20_2" text:outline-level="2"><text:span text:style-name="T11">Non-functional requirements</text:span></text:h>
        </text:list-item>
      </text:list>
      <text:p text:style-name="Standard"><text:s/>Intentionally blank.</text:p>
      <text:list xml:id="list43853184" text:continue-numbering="true" text:style-name="Outline">
        <text:list-item>
          <text:h text:style-name="Heading_20_2" text:outline-level="2"><text:span text:style-name="T11">Testing requirements</text:span></text:h>
        </text:list-item>
      </text:list>
      <text:h text:style-name="Requirement_20_-_20_Header" text:outline-level="1">Produce a test suite for Requirements #8 and #9.</text:h>
      <text:p text:style-name="Comment_20_-_20_Grader"><text:s text:c="7"/>x</text:p>
      <text:list xml:id="list43848967" text:continue-numbering="true" text:style-name="Outline">
        <text:list-item>
          <text:h text:style-name="Heading_20_2" text:outline-level="2"><text:span text:style-name="T11">Managerial requirements</text:span></text:h>
        </text:list-item>
      </text:list>
      <text:h text:style-name="Requirement_20_-_20_Header" text:outline-level="1">Provide a link to your planning dashboard in GitHub to review the tasks, their current status, and your schedule. <text:s/></text:h>
      <text:p text:style-name="Comment_20_-_20_Grader"><text:s text:c="7"/>x</text:p>
      <text:h text:style-name="Requirement_20_-_20_Header" text:outline-level="1">Produce a testing report.</text:h>
      <text:p text:style-name="Comment_20_-_20_Grader"><text:s text:c="6"/>x</text:p>
      <text:p text:style-name="P2"/>
      <text:p text:style-name="P6"/>
      <text:list xml:id="list43833630" text:continue-numbering="true" text:style-name="Outline">
        <text:list-item>
          <text:h text:style-name="P7" text:outline-level="1"><text:span text:style-name="T11">SUPPLEMENTARY I <text:line-break/>Deliverable D01: introduction</text:span></text:h>
        </text:list-item>
        <text:list-item>
          <text:h text:style-name="Heading_20_2" text:outline-level="2"><text:span text:style-name="T11">Information requirements</text:span></text:h>
        </text:list-item>
      </text:list>
      <text:p text:style-name="P1"><text:span text:style-name="T7">Intentionally blank.</text:span></text:p>
      <text:list xml:id="list43832134" text:continue-numbering="true" text:style-name="Outline">
        <text:list-item>
          <text:h text:style-name="Heading_20_2" text:outline-level="2"><text:span text:style-name="T11">Functional requirements</text:span></text:h>
        </text:list-item>
      </text:list>
      <text:p text:style-name="Standard"><text:span text:style-name="T7">Intentionally blank.</text:span></text:p>
      <text:list xml:id="list43832898" text:continue-numbering="true" text:style-name="Outline">
        <text:list-item>
          <text:h text:style-name="Heading_20_2" text:outline-level="2"><text:span text:style-name="T11">Non-functional requirements</text:span></text:h>
        </text:list-item>
      </text:list>
      <text:p text:style-name="Standard"><text:span text:style-name="T7">Intentionally blank.</text:span></text:p>
      <text:list xml:id="list43838179" text:continue-numbering="true" text:style-name="Outline">
        <text:list-item>
          <text:h text:style-name="Heading_20_2" text:outline-level="2"><text:span text:style-name="T11">Testing requirements</text:span></text:h>
        </text:list-item>
      </text:list>
      <text:p text:style-name="Standard"><text:span text:style-name="T7">Intentionally blank.</text:span></text:p>
      <text:list xml:id="list43859570" text:continue-numbering="true" text:style-name="Outline">
        <text:list-item>
          <text:h text:style-name="Heading_20_2" text:outline-level="2"><text:span text:style-name="T11">Managerial requirements</text:span></text:h>
        </text:list-item>
      </text:list>
      <text:p text:style-name="Standard"><text:span text:style-name="T7">Intentionally blank.</text:span></text:p>
      <text:list xml:id="list43847906" text:continue-numbering="true" text:style-name="Outline">
        <text:list-item>
          <text:h text:style-name="P12" text:outline-level="1"><text:span text:style-name="T11">SUPPLEMENTARY I</text:span><text:span text:style-name="T14"> <text:line-break/>Deliverable D02: data models</text:span></text:h>
        </text:list-item>
        <text:list-item>
          <text:h text:style-name="Heading_20_2" text:outline-level="2"><text:span text:style-name="T14">Information requirements</text:span></text:h>
        </text:list-item>
      </text:list>
      <text:h text:style-name="Requirement_20_-_20_Header" text:outline-level="1">The system must handle <text:span text:style-name="T2">technician dashboards</text:span> with the following <text:span text:style-name="T2">indicators</text:span>:</text:h>
      <text:p text:style-name="Requirement_20_-_20_Body">The number of maintenance records grouped by their status.</text:p>
      <text:p text:style-name="Requirement_20_-_20_Body">The maintenance record with the nearest inspection due date, provided that he or she is involved in any tasks that need to be performed as part of that maintenance.</text:p>
      <text:p text:style-name="Requirement_20_-_20_Body">The top five aircrafts with higher number of tasks in their maintenance records.</text:p>
      <text:p text:style-name="Requirement_20_-_20_Body">The average, minimum, maximum, and standard deviation of the estimated cost of their maintenance records in the last year.</text:p>
      <text:p text:style-name="Requirement_20_-_20_Body">The average, minimum, maximum, and standard deviation of the estimated duration of the tasks in which he or she is involved.</text:p>
      <text:p text:style-name="Comment_20_-_20_Grader"><text:span text:style-name="T13"><text:s text:c="6"/>x </text:span></text:p>
      <text:list xml:id="list43838960" text:continue-numbering="true" text:style-name="Outline">
        <text:list-item>
          <text:h text:style-name="Heading_20_2" text:outline-level="2"><text:span text:style-name="T11">Functional requirements</text:span></text:h>
        </text:list-item>
      </text:list>
      <text:p text:style-name="P1"><text:span text:style-name="T7">Intentionally blank.</text:span></text:p>
      <text:list xml:id="list43837083" text:continue-numbering="true" text:style-name="Outline">
        <text:list-item>
          <text:h text:style-name="Heading_20_2" text:outline-level="2"><text:span text:style-name="T11">Non-functional requirements</text:span></text:h>
        </text:list-item>
      </text:list>
      <text:p text:style-name="P1"><text:span text:style-name="T7">Intentionally blank.</text:span></text:p>
      <text:list xml:id="list43837006" text:continue-numbering="true" text:style-name="Outline">
        <text:list-item>
          <text:h text:style-name="Heading_20_2" text:outline-level="2"><text:span text:style-name="T11">Testing requirements</text:span></text:h>
        </text:list-item>
      </text:list>
      <text:p text:style-name="Standard"><text:span text:style-name="T7">Intentionally blank.</text:span></text:p>
      <text:list xml:id="list43851408" text:continue-numbering="true" text:style-name="Outline">
        <text:list-item>
          <text:h text:style-name="Heading_20_2" text:outline-level="2"><text:span text:style-name="T11">Managerial requirements</text:span></text:h>
        </text:list-item>
      </text:list>
      <text:h text:style-name="Requirement_20_-_20_Header" text:outline-level="1">Produce a UML domain model regarding the information requirements in your project.</text:h>
      <text:p text:style-name="Comment_20_-_20_Grader"><text:s text:c="7"/>x</text:p>
      <text:list xml:id="list43856495" text:continue-numbering="true" text:style-name="Outline">
        <text:list-item>
          <text:h text:style-name="P10" text:outline-level="1"><text:span text:style-name="T11">SUPPLEMENTARY I <text:line-break/>Deliverable D03: implementing features</text:span></text:h>
        </text:list-item>
        <text:list-item>
          <text:h text:style-name="Heading_20_2" text:outline-level="2"><text:span text:style-name="T11">Information requirements</text:span></text:h>
        </text:list-item>
      </text:list>
      <text:p text:style-name="P1"><text:span text:style-name="T7">Intentionally blank.</text:span></text:p>
      <text:list xml:id="list43833554" text:continue-numbering="true" text:style-name="Outline">
        <text:list-item>
          <text:h text:style-name="Heading_20_2" text:outline-level="2"><text:span text:style-name="T11">Functional requirements</text:span></text:h>
        </text:list-item>
      </text:list>
      <text:h text:style-name="Requirement_20_-_20_Header" text:outline-level="1">Operations by <text:span text:style-name="T2">anonymous principals</text:span> on <text:span text:style-name="T2">user accounts</text:span>:</text:h>
      <text:p text:style-name="Requirement_20_-_20_Body">Sign up to the system and become a technician.</text:p>
      <text:p text:style-name="Comment_20_-_20_Grader"><text:s text:c="7"/>x</text:p>
      <text:h text:style-name="Requirement_20_-_20_Header" text:outline-level="1">Operations by <text:span text:style-name="T2">technicians</text:span> on <text:span text:style-name="T2">user accounts</text:span>:</text:h>
      <text:p text:style-name="Requirement_20_-_20_Body">Update their profiles.</text:p>
      <text:p text:style-name="Comment_20_-_20_Grader"><text:s text:c="7"/>x</text:p>
      <text:h text:style-name="Requirement_20_-_20_Header" text:outline-level="1">Operations by <text:span text:style-name="T2">administrators</text:span> on <text:span text:style-name="T2">maintenance records</text:span>:</text:h>
      <text:p text:style-name="Requirement_20_-_20_Body">List the maintenance records in the system that are published.</text:p>
      <text:p text:style-name="Requirement_20_-_20_Body">Show the details of the maintenance records (including the tasks involved).</text:p>
      <text:p text:style-name="Comment_20_-_20_Grader"><text:s text:c="4"/></text:p>
      <text:h text:style-name="Requirement_20_-_20_Header" text:outline-level="1">Operations by <text:span text:style-name="T2">technicians</text:span> on <text:span text:style-name="T2">dashboards</text:span>:</text:h>
      <text:p text:style-name="Requirement_20_-_20_Body">Show their dashboards.</text:p>
      <text:p text:style-name="Comment_20_-_20_Grader"><text:s text:c="8"/></text:p>
      <text:list xml:id="list43857880" text:continue-numbering="true" text:style-name="Outline">
        <text:list-item>
          <text:h text:style-name="Heading_20_2" text:outline-level="2"><text:span text:style-name="T11">Non-functional requirements</text:span></text:h>
        </text:list-item>
      </text:list>
      <text:p text:style-name="P1"><text:span text:style-name="T7">Intentionally blank.</text:span></text:p>
      <text:list xml:id="list43842473" text:continue-numbering="true" text:style-name="Outline">
        <text:list-item>
          <text:h text:style-name="Heading_20_2" text:outline-level="2"><text:span text:style-name="T11">Testing requirements</text:span></text:h>
        </text:list-item>
      </text:list>
      <text:p text:style-name="Standard"><text:span text:style-name="T7">Intentionally blank.</text:span></text:p>
      <text:p text:style-name="P2"/>
      <text:p text:style-name="P2"/>
      <text:list xml:id="list43861820" text:continue-numbering="true" text:style-name="Outline">
        <text:list-item>
          <text:h text:style-name="Heading_20_2" text:outline-level="2"><text:soft-page-break/><text:span text:style-name="T11">Managerial requirements</text:span></text:h>
        </text:list-item>
      </text:list>
      <text:h text:style-name="Requirement_20_-_20_Header" text:outline-level="1"><text:span text:style-name="T10">Provide a link to a video in which you informally test requirement #8 and #9. <text:s/>Videos should not exceed 10 minutes in length and must be stored at the USE's facilities.</text:span></text:h>
      <text:p text:style-name="Comment_20_-_20_Grader"><text:s text:c="7"/></text:p>
      <text:list xml:id="list43856476" text:continue-numbering="true" text:style-name="Outline">
        <text:list-item>
          <text:h text:style-name="P8" text:outline-level="1"><text:span text:style-name="T11">SUPPLEMENTARY I <text:line-break/>Deliverable D04: formal testing</text:span></text:h>
        </text:list-item>
        <text:list-item>
          <text:h text:style-name="Heading_20_2" text:outline-level="2"><text:span text:style-name="T11">Information requirements</text:span></text:h>
        </text:list-item>
      </text:list>
      <text:p text:style-name="Standard"><text:span text:style-name="T7">Intentionally blank.</text:span></text:p>
      <text:list xml:id="list43847331" text:continue-numbering="true" text:style-name="Outline">
        <text:list-item>
          <text:h text:style-name="Heading_20_2" text:outline-level="2"><text:span text:style-name="T11">Functional requirements</text:span></text:h>
        </text:list-item>
      </text:list>
      <text:p text:style-name="Standard"><text:span text:style-name="T7">Intentionally blank.</text:span></text:p>
      <text:list xml:id="list43862854" text:continue-numbering="true" text:style-name="Outline">
        <text:list-item>
          <text:h text:style-name="Heading_20_2" text:outline-level="2"><text:span text:style-name="T11">Non-functional requirements</text:span></text:h>
        </text:list-item>
      </text:list>
      <text:p text:style-name="Standard"><text:span text:style-name="T7">Intentionally blank.</text:span></text:p>
      <text:list xml:id="list43835813" text:continue-numbering="true" text:style-name="Outline">
        <text:list-item>
          <text:h text:style-name="Heading_20_2" text:outline-level="2"><text:span text:style-name="T11">Testing requirements</text:span></text:h>
        </text:list-item>
      </text:list>
      <text:h text:style-name="Requirement_20_-_20_Header" text:outline-level="1">Perform five mutations in your code and report on the results.</text:h>
      <text:p text:style-name="Comment_20_-_20_Grader"><text:s text:c="6"/></text:p>
      <text:list xml:id="list43857828" text:continue-numbering="true" text:style-name="Outline">
        <text:list-item>
          <text:h text:style-name="Heading_20_2" text:outline-level="2"><text:span text:style-name="T11">Managerial requirements</text:span></text:h>
        </text:list-item>
      </text:list>
      <text:h text:style-name="Requirement_20_-_20_Header" text:outline-level="1">Produce a lint report.</text:h>
      <text:p text:style-name="Comment_20_-_20_Grader"><text:s text:c="7"/></text:p>
      <text:p text:style-name="P6"/>
      <text:list xml:id="list43856005" text:continue-numbering="true" text:style-name="Outline">
        <text:list-item>
          <text:h text:style-name="P7" text:outline-level="1"><text:span text:style-name="T11">SUPPLEMENTARY II <text:line-break/>Deliverable D01: introduction</text:span></text:h>
        </text:list-item>
        <text:list-item>
          <text:h text:style-name="Heading_20_2" text:outline-level="2"><text:span text:style-name="T11">Information requirements</text:span></text:h>
        </text:list-item>
      </text:list>
      <text:p text:style-name="P1"><text:span text:style-name="T7">Intentionally blank.</text:span></text:p>
      <text:list xml:id="list43860667" text:continue-numbering="true" text:style-name="Outline">
        <text:list-item>
          <text:h text:style-name="Heading_20_2" text:outline-level="2"><text:span text:style-name="T11">Functional requirements</text:span></text:h>
        </text:list-item>
      </text:list>
      <text:p text:style-name="Standard"><text:span text:style-name="T7">Intentionally blank.</text:span></text:p>
      <text:list xml:id="list43846969" text:continue-numbering="true" text:style-name="Outline">
        <text:list-item>
          <text:h text:style-name="Heading_20_2" text:outline-level="2"><text:span text:style-name="T11">Non-functional requirements</text:span></text:h>
        </text:list-item>
      </text:list>
      <text:p text:style-name="Standard"><text:span text:style-name="T7">Intentionally blank.</text:span></text:p>
      <text:list xml:id="list43844427" text:continue-numbering="true" text:style-name="Outline">
        <text:list-item>
          <text:h text:style-name="Heading_20_2" text:outline-level="2"><text:span text:style-name="T11">Testing requirements</text:span></text:h>
        </text:list-item>
      </text:list>
      <text:p text:style-name="Standard"><text:span text:style-name="T7">Intentionally blank.</text:span></text:p>
      <text:list xml:id="list43832739" text:continue-numbering="true" text:style-name="Outline">
        <text:list-item>
          <text:h text:style-name="Heading_20_2" text:outline-level="2"><text:span text:style-name="T11">Managerial requirements</text:span></text:h>
        </text:list-item>
      </text:list>
      <text:h text:style-name="Requirement_20_-_20_Header" text:outline-level="1">Produce an analysis report.</text:h>
      <text:p text:style-name="Comment_20_-_20_Grader"><text:s text:c="8"/>X</text:p>
      <text:h text:style-name="Requirement_20_-_20_Header" text:outline-level="1">Produce a planning and progress report.</text:h>
      <text:p text:style-name="Comment_20_-_20_Grader"><text:s text:c="8"/></text:p>
      <text:p text:style-name="P4"/>
      <text:list xml:id="list43835746" text:continue-numbering="true" text:style-name="Outline">
        <text:list-item>
          <text:h text:style-name="P13" text:outline-level="1"><text:span text:style-name="T11">SUPPLEMENTARY II</text:span><text:span text:style-name="T14"> <text:line-break/>Deliverable D02: data models</text:span></text:h>
        </text:list-item>
        <text:list-item>
          <text:h text:style-name="Heading_20_2" text:outline-level="2"><text:span text:style-name="T14">Information requirements</text:span></text:h>
        </text:list-item>
      </text:list>
      <text:h text:style-name="Requirement_20_-_20_Header" text:outline-level="1">The system is required to have a notice board to advertise <text:span text:style-name="T2">courses</text:span> for technicians. A web service must be used to populate this entity with information about courses. <text:s/>Thus, the exact data to store depends on the chosen service, and it is the students' responsibility to define them accordingly. <text:s/>It is also the students’ responsibility to find the appropriate service; no implicit or explicit liabilities shall be covered by the University of Seville or their individual affiliates if the students hire pay-per-use services! The students are strongly advised to ensure that the service they choose is free of charge.</text:h>
      <text:p text:style-name="Comment_20_-_20_Grader"><text:span text:style-name="T13"><text:s text:c="6"/></text:span></text:p>
      <text:list xml:id="list43848831" text:continue-numbering="true" text:style-name="Outline">
        <text:list-item>
          <text:h text:style-name="Heading_20_2" text:outline-level="2"><text:span text:style-name="T11">Functional requirements</text:span></text:h>
        </text:list-item>
      </text:list>
      <text:p text:style-name="P1"><text:span text:style-name="T7">Intentionally blank.</text:span></text:p>
      <text:list xml:id="list43850771" text:continue-numbering="true" text:style-name="Outline">
        <text:list-item>
          <text:h text:style-name="Heading_20_2" text:outline-level="2"><text:span text:style-name="T11">Non-functional requirements</text:span></text:h>
        </text:list-item>
      </text:list>
      <text:p text:style-name="P1"><text:span text:style-name="T7">Intentionally blank.</text:span></text:p>
      <text:list xml:id="list43841232" text:continue-numbering="true" text:style-name="Outline">
        <text:list-item>
          <text:h text:style-name="Heading_20_2" text:outline-level="2"><text:span text:style-name="T11">Testing requirements</text:span></text:h>
        </text:list-item>
      </text:list>
      <text:p text:style-name="Standard"><text:span text:style-name="T7">Intentionally blank.</text:span></text:p>
      <text:list xml:id="list43832732" text:continue-numbering="true" text:style-name="Outline">
        <text:list-item>
          <text:h text:style-name="Heading_20_2" text:outline-level="2"><text:span text:style-name="T11">Managerial requirements</text:span></text:h>
        </text:list-item>
      </text:list>
      <text:h text:style-name="Requirement_20_-_20_Header" text:outline-level="1">Produce an analysis report.</text:h>
      <text:p text:style-name="Comment_20_-_20_Grader"><text:s text:c="7"/></text:p>
      <text:h text:style-name="Requirement_20_-_20_Header" text:outline-level="1">Produce a planning and progress report.</text:h>
      <text:p text:style-name="Comment_20_-_20_Grader"><text:span text:style-name="T13"><text:s text:c="6"/></text:span></text:p>
      <text:list xml:id="list43835875" text:continue-numbering="true" text:style-name="Outline">
        <text:list-item>
          <text:h text:style-name="P10" text:outline-level="1"><text:span text:style-name="T11">SUPPLEMENTARY II <text:line-break/>Deliverable D03: implementing features</text:span></text:h>
        </text:list-item>
        <text:list-item>
          <text:h text:style-name="Heading_20_2" text:outline-level="2"><text:span text:style-name="T11">Information requirements</text:span></text:h>
        </text:list-item>
      </text:list>
      <text:p text:style-name="P1"><text:span text:style-name="T7">Intentionally blank.</text:span></text:p>
      <text:list xml:id="list43852284" text:continue-numbering="true" text:style-name="Outline">
        <text:list-item>
          <text:h text:style-name="Heading_20_2" text:outline-level="2"><text:span text:style-name="T11">Functional requirements</text:span></text:h>
        </text:list-item>
      </text:list>
      <text:h text:style-name="Requirement_20_-_20_Header" text:outline-level="1">Operations by <text:span text:style-name="T2">technicians</text:span> on <text:span text:style-name="T2">courses</text:span>:</text:h>
      <text:p text:style-name="Requirement_20_-_20_Body">List the course available and show their details.</text:p>
      <text:p text:style-name="Comment_20_-_20_Grader"><text:s text:c="7"/></text:p>
      <text:h text:style-name="Requirement_20_-_20_Header" text:outline-level="1">Operations by <text:span text:style-name="T2">administrators</text:span> on <text:span text:style-name="T2">courses</text:span>:</text:h>
      <text:p text:style-name="Requirement_20_-_20_Body">Populate the database with courses data.</text:p>
      <text:p text:style-name="Comment_20_-_20_Grader"><text:s text:c="7"/></text:p>
      <text:list xml:id="list43832853" text:continue-numbering="true" text:style-name="Outline">
        <text:list-item>
          <text:h text:style-name="Heading_20_2" text:outline-level="2"><text:span text:style-name="T11">Non-functional requirements</text:span></text:h>
        </text:list-item>
      </text:list>
      <text:p text:style-name="P1"><text:span text:style-name="T7">Intentionally blank.</text:span></text:p>
      <text:list xml:id="list43856657" text:continue-numbering="true" text:style-name="Outline">
        <text:list-item>
          <text:h text:style-name="Heading_20_2" text:outline-level="2"><text:span text:style-name="T11">Testing requirements</text:span></text:h>
        </text:list-item>
      </text:list>
      <text:p text:style-name="Standard"><text:span text:style-name="T7">Intentionally blank.</text:span></text:p>
      <text:list xml:id="list43838709" text:continue-numbering="true" text:style-name="Outline">
        <text:list-item>
          <text:h text:style-name="Heading_20_2" text:outline-level="2"><text:span text:style-name="T11">Managerial requirements</text:span></text:h>
        </text:list-item>
      </text:list>
      <text:h text:style-name="Requirement_20_-_20_Header" text:outline-level="1">Produce an analysis report.</text:h>
      <text:p text:style-name="Comment_20_-_20_Grader"><text:s text:c="8"/></text:p>
      <text:h text:style-name="Requirement_20_-_20_Header" text:outline-level="1">Produce a planning and progress report.</text:h>
      <text:p text:style-name="Comment_20_-_20_Grader"><text:span text:style-name="T13"><text:s text:c="7"/></text:span></text:p>
      <text:list xml:id="list43833004" text:continue-numbering="true" text:style-name="Outline">
        <text:list-item>
          <text:h text:style-name="P14" text:outline-level="1"><text:span text:style-name="T11">SUPPLEMENTARY II <text:line-break/>Deliverable D04: formal testing</text:span></text:h>
        </text:list-item>
        <text:list-item>
          <text:h text:style-name="Heading_20_2" text:outline-level="2"><text:span text:style-name="T11">Information requirements</text:span></text:h>
        </text:list-item>
      </text:list>
      <text:p text:style-name="Standard"><text:span text:style-name="T7">Intentionally blank.</text:span></text:p>
      <text:list xml:id="list43840911" text:continue-numbering="true" text:style-name="Outline">
        <text:list-item>
          <text:h text:style-name="Heading_20_2" text:outline-level="2"><text:span text:style-name="T11">Functional requirements</text:span></text:h>
        </text:list-item>
      </text:list>
      <text:p text:style-name="Standard"><text:span text:style-name="T7">Intentionally blank.</text:span></text:p>
      <text:list xml:id="list43834943" text:continue-numbering="true" text:style-name="Outline">
        <text:list-item>
          <text:h text:style-name="Heading_20_2" text:outline-level="2"><text:span text:style-name="T11">Non-functional requirements</text:span></text:h>
        </text:list-item>
      </text:list>
      <text:p text:style-name="Standard"><text:span text:style-name="T7">Intentionally blank.</text:span></text:p>
      <text:list xml:id="list43845589" text:continue-numbering="true" text:style-name="Outline">
        <text:list-item>
          <text:h text:style-name="Heading_20_2" text:outline-level="2"><text:span text:style-name="T11">Testing requirements</text:span></text:h>
        </text:list-item>
      </text:list>
      <text:h text:style-name="Requirement_20_-_20_Header" text:outline-level="1">Produce as a complete test suite as possible for Requirement #29 ensuring that the web service is properly mocked.</text:h>
      <text:p text:style-name="Comment_20_-_20_Grader"><text:s text:c="6"/></text:p>
      <text:list xml:id="list43844884" text:continue-numbering="true" text:style-name="Outline">
        <text:list-item>
          <text:h text:style-name="Heading_20_2" text:outline-level="2"><text:span text:style-name="T11">Managerial requirements</text:span></text:h>
        </text:list-item>
      </text:list>
      <text:h text:style-name="Requirement_20_-_20_Header" text:outline-level="1">Produce an analysis report.</text:h>
      <text:p text:style-name="Comment_20_-_20_Grader"><text:s text:c="7"/></text:p>
      <text:h text:style-name="Requirement_20_-_20_Header" text:outline-level="1">Produce a planning and progress report.</text:h>
      <text:p text:style-name="Comment_20_-_20_Grader"><text:s text:c="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Cambria Math" svg:font-family="'Cambria Math'"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Cambria Math1" svg:font-family="'Cambria Math'" style:font-family-generic="system" style:font-pitch="variable"/>
    <style:font-face style:name="Courier New" svg:font-family="'Courier New'" style:font-family-generic="system" style:font-pitch="variable"/>
    <style:font-face style:name="F" svg:font-family="F"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212cm" fo:margin-bottom="0.212cm" fo:line-height="100%" fo:text-align="justify" style:justify-single-word="false" fo:orphans="2" fo:widows="2" fo:hyphenation-ladder-count="no-limit" style:punctuation-wrap="simple" style:writing-mode="lr-tb"/>
      <style:text-properties fo:color="#00000a" style:font-name="Calibri" fo:font-size="12pt" fo:language="en" fo:country="GB" style:letter-kerning="true" style:font-name-asian="SimSun" style:font-size-asian="12pt" style:language-asian="en" style:country-asian="US" style:font-name-complex="Calibri1"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default-outline-level="" style:list-style-name="" style:class="text">
      <style:paragraph-properties fo:margin-top="0cm" fo:margin-bottom="0.212cm" fo:line-height="115%"/>
    </style:style>
    <style:style style:name="List" style:family="paragraph" style:parent-style-name="Standard" style:default-outline-level="" style:list-style-name="" style:class="list">
      <style:paragraph-properties fo:margin-left="0cm" fo:margin-right="0cm" fo:text-indent="-0.499cm" style:auto-text-indent="false"/>
      <style:text-properties style:font-name-complex="Arial2"/>
    </style:style>
    <style:style style:name="Caption" style:family="paragraph" style:parent-style-name="Standard" style:default-outline-level="" style:list-style-name=""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847cm" fo:margin-bottom="0.423cm" fo:line-height="115%" fo:text-align="start" style:justify-single-word="false" fo:keep-together="always" fo:break-before="page" fo:padding-left="0.141cm" fo:padding-right="0.141cm" fo:padding-top="0.035cm" fo:padding-bottom="0.035cm" fo:border="0.035cm solid #00000a" fo:keep-with-next="always"/>
      <style:text-properties style:font-name="Calibri Light" fo:font-size="18pt" fo:font-weight="bold" style:font-size-asian="18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423cm" fo:margin-bottom="0.423cm" fo:line-height="115%" fo:keep-together="always" fo:padding-left="0cm" fo:padding-right="0cm" fo:padding-top="0cm" fo:padding-bottom="0.035cm" fo:border-left="none" fo:border-right="none" fo:border-top="none" fo:border-bottom="0.035cm solid #00000a" fo:keep-with-next="always"/>
      <style:text-properties style:font-name="Calibri Light" fo:font-size="14pt" fo:font-weight="bold" style:font-size-asian="14pt" style:font-weight-asian="bold" style:font-name-complex="F"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071cm" fo:margin-bottom="0.212cm" fo:keep-together="always" fo:keep-with-next="always"/>
      <style:text-properties fo:color="#1f3763" style:font-name="Calibri Light" style:font-name-complex="F"/>
    </style:style>
    <style:style style:name="Title" style:family="paragraph" style:parent-style-name="Standard" style:next-style-name="Subtitle" style:default-outline-level="" style:list-style-name="" style:class="chapter">
      <style:paragraph-properties fo:margin-top="0.423cm" fo:margin-bottom="0.212cm" fo:text-align="start" style:justify-single-word="false" fo:padding-left="0.141cm" fo:padding-right="0.141cm" fo:padding-top="0.035cm" fo:padding-bottom="0.035cm" fo:border="0.018cm solid #00000a" fo:keep-with-next="always"/>
      <style:text-properties style:font-name="Calibri Light" fo:font-size="36pt" fo:letter-spacing="-0.018cm" fo:font-weight="bold" style:font-name-asian="Microsoft YaHei" style:font-size-asian="36pt" style:font-weight-asian="bold" style:font-name-complex="F" style:font-size-complex="28pt" style:font-weight-complex="bold"/>
    </style:style>
    <style:style style:name="Subtitle" style:family="paragraph" style:parent-style-name="Title"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caption1" style:family="paragraph" style:parent-style-name="Standard" style:default-outline-level="" style:list-style-name="">
      <style:paragraph-properties text:number-lines="false" text:line-number="0"/>
      <style:text-properties fo:font-style="italic" style:font-style-asian="italic" style:font-name-complex="Arial1" style:font-style-complex="italic"/>
    </style:style>
    <style:style style:name="List_20_Paragraph" style:display-name="List Paragraph" style:family="paragraph" style:default-outline-level="" style:list-style-name="">
      <style:paragraph-properties fo:margin-top="0.423cm" fo:margin-bottom="0.423cm" fo:line-height="108%" fo:text-align="start" style:justify-single-word="false" fo:orphans="0" fo:widows="0" fo:hyphenation-ladder-count="no-limit" fo:keep-with-next="always" style:punctuation-wrap="simple" style:writing-mode="lr-tb"/>
      <style:text-properties fo:color="#00000a" style:font-name="Calibri" fo:font-size="11pt" fo:language="es" fo:country="E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style>
    <style:style style:name="Párrafo_20_de_20_sublista" style:display-name="Párrafo de sublista" style:family="paragraph" style:parent-style-name="List_20_Paragraph" style:default-outline-level="" style:list-style-name="">
      <style:paragraph-properties fo:margin-top="0.212cm" fo:margin-bottom="0.212cm"/>
      <style:text-properties style:font-name-asian="Courier New" style:font-name-complex="Courier New"/>
    </style:style>
    <style:style style:name="No_20_Spacing" style:display-name="No Spacing" style:family="paragraph" style:default-outline-level="" style:list-style-name="">
      <style:paragraph-properties fo:margin-top="0cm" fo:margin-bottom="0cm" fo:line-height="100%" fo:text-align="justify" style:justify-single-word="false" fo:orphans="2" fo:widows="2" fo:hyphenation-ladder-count="no-limit" style:punctuation-wrap="simple" style:writing-mode="lr-tb"/>
      <style:text-properties fo:color="#00000a" style:font-name="Calibri" fo:font-size="11pt" fo:language="en" fo:country="GB"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style>
    <style:style style:name="annotation_20_text" style:display-name="annotation text" style:family="paragraph" style:parent-style-name="Standard" style:default-outline-level="" style:list-style-name="">
      <style:text-properties fo:font-size="10pt" style:font-size-asian="10pt" style:font-size-complex="10pt"/>
    </style:style>
    <style:style style:name="annotation_20_subject" style:display-name="annotation subject" style:family="paragraph" style:parent-style-name="Standard" style:default-outline-level="" style:list-style-name="">
      <style:text-properties fo:font-size="10pt" fo:font-weight="bold" style:font-size-asian="10pt" style:font-weight-asian="bold" style:font-size-complex="10pt" style:font-weight-complex="bold"/>
    </style:style>
    <style:style style:name="Comment_20_-_20_Grader" style:display-name="Comment - Grader" style:family="paragraph" style:parent-style-name="Standard" style:default-outline-level="" style:list-style-name="">
      <style:paragraph-properties fo:margin-top="0.423cm" fo:margin-bottom="0.423cm" fo:line-height="115%" fo:background-color="#f2f2f2" fo:padding-left="0.141cm" fo:padding-right="0.141cm" fo:padding-top="0.035cm" fo:padding-bottom="0.035cm" fo:border="0.018cm solid #a6a6a6">
        <style:tab-stops>
          <style:tab-stop style:position="2.752cm"/>
        </style:tab-stops>
        <style:background-image/>
      </style:paragraph-properties>
      <style:text-properties fo:font-size="11pt" style:font-size-asian="11pt" style:font-size-complex="11pt"/>
    </style:style>
    <style:style style:name="Comment_20_-_20_Student" style:display-name="Comment - Student" style:family="paragraph" style:parent-style-name="Standard" style:default-outline-level="" style:list-style-name="">
      <style:paragraph-properties fo:margin-top="0.423cm" fo:margin-bottom="0.423cm" fo:background-color="#fbe4d5">
        <style:background-image/>
      </style:paragraph-properties>
    </style:style>
    <style:style style:name="List_20_Number" style:display-name="List Number" style:family="paragraph" style:parent-style-name="Standard" style:default-outline-level="" style:list-style-name=""/>
    <style:style style:name="Requirement_20_-_20_Body" style:display-name="Requirement - Body" style:family="paragraph" style:parent-style-name="List" style:default-outline-level="" style:list-style-name="">
      <style:paragraph-properties fo:margin-left="0cm" fo:margin-right="0cm" fo:text-indent="-0.501cm" style:auto-text-indent="false"/>
    </style:style>
    <style:style style:name="Requirement_20_-_20_Header" style:display-name="Requirement - Header" style:family="paragraph" style:parent-style-name="List" style:default-outline-level="1">
      <style:paragraph-properties fo:margin-left="0cm" fo:margin-right="0cm" fo:text-indent="-1cm" style:auto-text-indent="false"/>
    </style:style>
    <style:style style:name="Table_20_Contents" style:display-name="Table Contents" style:family="paragraph" style:parent-style-name="Standard" style:default-outline-level="" style:list-style-name=""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size="18pt" fo:language="en" fo:country="GB" fo:font-weight="bold" style:letter-kerning="true" style:font-size-asian="18pt" style:font-weight-asian="bold" style:font-name-complex="F" style:font-size-complex="14pt" style:font-weight-complex="bold"/>
    </style:style>
    <style:style style:name="Heading_20_2_20_Char" style:display-name="Heading 2 Char" style:family="text" style:parent-style-name="Default_20_Paragraph_20_Font">
      <style:text-properties style:font-name="Calibri Light" fo:font-size="14pt" fo:language="en" fo:country="GB" fo:font-weight="bold" style:letter-kerning="true" style:font-size-asian="14pt" style:font-weight-asian="bold" style:font-name-complex="F" style:font-size-complex="13pt"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fo:language="en" fo:country="GB" style:font-size-asian="10pt" style:font-size-complex="10pt"/>
    </style:style>
    <style:style style:name="Comment_20_Subject_20_Char" style:display-name="Comment Subject Char" style:family="text" style:parent-style-name="Default_20_Paragraph_20_Font">
      <style:text-properties fo:font-size="10pt" fo:language="en" fo:country="GB" fo:font-weight="bold" style:font-size-asian="10pt" style:font-weight-asian="bold" style:font-size-complex="10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Heading_20_3_20_Char" style:display-name="Heading 3 Char" style:family="text" style:parent-style-name="Default_20_Paragraph_20_Font">
      <style:text-properties fo:color="#1f3763" style:font-name="Calibri Light" fo:font-size="12pt" fo:language="en" fo:country="GB" style:font-size-asian="12pt" style:font-name-complex="F" style:font-size-complex="12pt"/>
    </style:style>
    <style:style style:name="Placeholder_20_Text" style:display-name="Placeholder Text" style:family="text" style:parent-style-name="Default_20_Paragraph_20_Font">
      <style:text-properties fo:color="#808080"/>
    </style:style>
    <style:style style:name="Title_20_Char" style:display-name="Title Char" style:family="text" style:parent-style-name="Default_20_Paragraph_20_Font">
      <style:text-properties style:font-name="Calibri Light" fo:font-size="36pt" fo:letter-spacing="-0.018cm" fo:language="en" fo:country="GB" style:letter-kerning="true" style:font-size-asian="36pt" style:font-name-complex="F" style:font-size-complex="28pt"/>
    </style:style>
    <style:style style:name="Mention" style:family="text" style:parent-style-name="Default_20_Paragraph_20_Font">
      <style:text-properties fo:color="#2b579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139" style:layout-grid-base-height="0.459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style:master-page style:name="Converted2" style:page-layout-name="Mpm1"/>
    <style:master-page style:name="Converted3" style:page-layout-name="Mpm1"/>
    <style:master-page style:name="Converted4"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2-20T22:22:00</meta:creation-date>
    <meta:initial-creator>JOSE GONZALEZ ENRIQUEZ</meta:initial-creator>
    <dc:language>es-ES</dc:language>
    <dc:date>2025-05-26T23:58:02.34</dc:date>
    <meta:editing-cycles>3</meta:editing-cycles>
    <meta:editing-duration>PT1S</meta:editing-duration>
    <meta:generator>OpenOffice/4.1.8$Win32 OpenOffice.org_project/418m3$Build-9803</meta:generator>
    <meta:document-statistic meta:table-count="1" meta:image-count="0" meta:object-count="0" meta:page-count="15" meta:paragraph-count="206" meta:word-count="1284" meta:character-count="9540"/>
    <meta:user-defined meta:name="AppVersion">15.0000</meta:user-defined>
    <meta:template xlink:type="simple" xlink:actuate="onRequest" xlink:title="Normal" xlink:href=""/>
  </office:meta>
</office:document-meta>
</file>